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Header">
      <style:text-properties officeooo:rsid="001ced4b" officeooo:paragraph-rsid="001ced4b"/>
    </style:style>
    <style:style style:name="P3" style:family="paragraph" style:parent-style-name="Heading_20_2">
      <style:text-properties officeooo:rsid="002f0980" officeooo:paragraph-rsid="002f0980"/>
    </style:style>
    <style:style style:name="P4" style:family="paragraph" style:parent-style-name="Heading_20_3">
      <style:text-properties officeooo:rsid="001aab45" officeooo:paragraph-rsid="001aab45"/>
    </style:style>
    <style:style style:name="P5" style:family="paragraph" style:parent-style-name="Text_20_body">
      <style:text-properties officeooo:rsid="001ced4b" officeooo:paragraph-rsid="001ced4b"/>
    </style:style>
    <style:style style:name="P6" style:family="paragraph" style:parent-style-name="Text_20_body">
      <style:text-properties officeooo:rsid="001d0d87" officeooo:paragraph-rsid="001d0d87"/>
    </style:style>
    <style:style style:name="P7" style:family="paragraph" style:parent-style-name="Text_20_body">
      <style:text-properties officeooo:rsid="001fe973" officeooo:paragraph-rsid="001fe973"/>
    </style:style>
    <style:style style:name="P8" style:family="paragraph" style:parent-style-name="Text_20_body">
      <style:text-properties officeooo:rsid="00204f32" officeooo:paragraph-rsid="00204f32"/>
    </style:style>
    <style:style style:name="P9" style:family="paragraph" style:parent-style-name="Text_20_body">
      <style:text-properties officeooo:paragraph-rsid="001fe973"/>
    </style:style>
    <style:style style:name="P10" style:family="paragraph" style:parent-style-name="Text_20_body">
      <style:text-properties officeooo:paragraph-rsid="001aab45"/>
    </style:style>
    <style:style style:name="P11" style:family="paragraph" style:parent-style-name="Text_20_body">
      <style:text-properties officeooo:rsid="0023732d" officeooo:paragraph-rsid="0023732d"/>
    </style:style>
    <style:style style:name="P12" style:family="paragraph" style:parent-style-name="Text_20_body">
      <style:text-properties officeooo:rsid="0024ef24" officeooo:paragraph-rsid="0024ef24"/>
    </style:style>
    <style:style style:name="P13" style:family="paragraph" style:parent-style-name="Text_20_body" style:list-style-name="L1">
      <style:text-properties officeooo:rsid="0024ef24" officeooo:paragraph-rsid="0024ef24"/>
    </style:style>
    <style:style style:name="P14" style:family="paragraph" style:parent-style-name="Text_20_body">
      <style:text-properties officeooo:rsid="0025d421" officeooo:paragraph-rsid="0025d421"/>
    </style:style>
    <style:style style:name="P15" style:family="paragraph" style:parent-style-name="Text_20_body">
      <style:text-properties officeooo:rsid="002bd256" officeooo:paragraph-rsid="002bd256"/>
    </style:style>
    <style:style style:name="P16" style:family="paragraph" style:parent-style-name="Text_20_body" style:list-style-name="L2">
      <style:text-properties officeooo:rsid="002bd256" officeooo:paragraph-rsid="002bd256"/>
    </style:style>
    <style:style style:name="P17" style:family="paragraph" style:parent-style-name="Text_20_body" style:list-style-name="L3">
      <style:text-properties officeooo:rsid="002bd256" officeooo:paragraph-rsid="002bd256"/>
    </style:style>
    <style:style style:name="P18" style:family="paragraph" style:parent-style-name="Text_20_body">
      <style:text-properties officeooo:rsid="002d4216" officeooo:paragraph-rsid="002d4216"/>
    </style:style>
    <style:style style:name="P19" style:family="paragraph" style:parent-style-name="Text_20_body" style:list-style-name="L4">
      <style:text-properties officeooo:rsid="002d4216" officeooo:paragraph-rsid="002d4216"/>
    </style:style>
    <style:style style:name="P20" style:family="paragraph" style:parent-style-name="Text_20_body" style:list-style-name="L5">
      <style:text-properties officeooo:rsid="00307437" officeooo:paragraph-rsid="0030743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e973" style:font-weight-asian="bold" style:font-weight-complex="bold"/>
    </style:style>
    <style:style style:name="T3" style:family="text">
      <style:text-properties officeooo:rsid="001fe973"/>
    </style:style>
    <style:style style:name="T4" style:family="text">
      <style:text-properties officeooo:rsid="002221f5"/>
    </style:style>
    <style:style style:name="T5" style:family="text">
      <style:text-properties officeooo:rsid="0027262f"/>
    </style:style>
    <style:style style:name="T6" style:family="text">
      <style:text-properties officeooo:rsid="00288a4e"/>
    </style:style>
    <style:style style:name="T7" style:family="text">
      <style:text-properties officeooo:rsid="0029b446"/>
    </style:style>
    <style:style style:name="T8" style:family="text">
      <style:text-properties officeooo:rsid="002b8c6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Vocab: </text:h>
      <text:p text:style-name="P10">----------<text:span text:style-name="T8">5---------</text:span></text:p>
      <text:p text:style-name="P5"><text:span text:style-name="T1">Critical section </text:span>– a block of code that updates a shared resource that can only be updated by one thread at a time. </text:p>
      <text:p text:style-name="P6"><text:span text:style-name="T1">Race condition </text:span>– when multiple threads attempt to access a shared resource and when at least one tries to update it while the others are trying to access it, causing errors and unintended behavior</text:p>
      <text:p text:style-name="P7"><text:span text:style-name="T1">mutex</text:span> – a lock on a critical section; allows for mutually exclusive access to a critical section. </text:p>
      <text:p text:style-name="P9"><text:span text:style-name="T2">Semaphore</text:span><text:span text:style-name="T3"> – </text:span>a <text:a xlink:type="simple" xlink:href="https://www.wikiwand.com/en/Variable_(programming)" text:style-name="Internet_20_link" text:visited-style-name="Visited_20_Internet_20_Link">variable</text:a> or <text:a xlink:type="simple" xlink:href="https://www.wikiwand.com/en/Abstract_data_type" text:style-name="Internet_20_link" text:visited-style-name="Visited_20_Internet_20_Link">abstract data type</text:a> used to control access to a common resource by multiple <text:a xlink:type="simple" xlink:href="https://www.wikiwand.com/en/Process_(computing)" text:style-name="Internet_20_link" text:visited-style-name="Visited_20_Internet_20_Link">processes</text:a> and avoid <text:a xlink:type="simple" xlink:href="https://www.wikiwand.com/en/Critical_section" text:style-name="Internet_20_link" text:visited-style-name="Visited_20_Internet_20_Link">critical section</text:a> problems in a <text:a xlink:type="simple" xlink:href="https://www.wikiwand.com/en/Concurrent_computing" text:style-name="Internet_20_link" text:visited-style-name="Visited_20_Internet_20_Link">concurrent</text:a> system such as a <text:a xlink:type="simple" xlink:href="https://www.wikiwand.com/en/Computer_multitasking" text:style-name="Internet_20_link" text:visited-style-name="Visited_20_Internet_20_Link">multitasking</text:a> operating system. <text:span text:style-name="T4">You can think of them like records of how many units of a resource is available; you’d decrement if a thread/process gets a unit, and increment once that unit becomes available again. <text:s/></text:span></text:p>
      <text:p text:style-name="P7"><text:span text:style-name="T1">Barrier</text:span> – a point in a program at which the threads block until all other threads have reached it.</text:p>
      <text:p text:style-name="P7"><text:span text:style-name="T1">Read-write lock</text:span> – a type of lock used when it’s safe for multiple threads to simultaneously read a data structure, but only one can write at a time. </text:p>
      <text:p text:style-name="P8"><text:span text:style-name="T1">Thread-safe </text:span>– when behavior of a function is safe for threads to use without error; thread-unsafe things are for example like functions caching data between calls by declaring variables to be static, because if multiple threads call it, errors and unintended behavior will occur. </text:p>
      <text:p text:style-name="P10"/>
      <text:p text:style-name="P10">-----------<text:span text:style-name="T8">6--------</text:span></text:p>
      <text:p text:style-name="P11"><text:span text:style-name="T1">Parallel computer </text:span>– a collection of processors interconnected in some manner to coordinate activities and exchange data</text:p>
      <text:p text:style-name="P14"><text:span text:style-name="T1">parallelism</text:span> – ability to execute different parts of a computation concurrently on different machines</text:p>
      <text:h text:style-name="P4" text:outline-level="3">Notes:</text:h>
      <text:p text:style-name="P10"/>
      <text:p text:style-name="P12">3 common parallel models – models used to represent parallel computers</text:p>
      <text:list xml:id="list2625052543" text:style-name="L1">
        <text:list-item>
          <text:p text:style-name="P13">Directed acyclic graphs</text:p>
          <text:list>
            <text:list-item>
              <text:p text:style-name="P13">reread about this one <text:span text:style-name="T5">in the textbook </text:span><text:span text:style-name="T6">today</text:span></text:p>
            </text:list-item>
          </text:list>
        </text:list-item>
        <text:list-item>
          <text:p text:style-name="P13">shared-memory</text:p>
        </text:list-item>
        <text:list-item>
          <text:p text:style-name="P13">network <text:span text:style-name="T7">(distributed memory)</text:span></text:p>
        </text:list-item>
      </text:list>
      <text:p text:style-name="P12"><text:soft-page-break/></text:p>
      <text:h text:style-name="Heading_20_2" text:outline-level="2">Parallelism</text:h>
      <text:p text:style-name="P15">Why use parallelism? </text:p>
      <text:list xml:id="list4294351480" text:style-name="L2">
        <text:list-item>
          <text:p text:style-name="P16">Shorter running time and/or handling more work</text:p>
          <text:list>
            <text:list-item>
              <text:p text:style-name="P16">why use threads? It’s the same question, really. </text:p>
            </text:list-item>
          </text:list>
        </text:list-item>
      </text:list>
      <text:p text:style-name="P15">What is being parallelized?</text:p>
      <text:list xml:id="list3406691900" text:style-name="L3">
        <text:list-item>
          <text:p text:style-name="P17">Task: instruction, statement, procedure</text:p>
        </text:list-item>
        <text:list-item>
          <text:p text:style-name="P17">Data: data flow, size, replication</text:p>
        </text:list-item>
        <text:list-item>
          <text:p text:style-name="P17">Parallelism granularity</text:p>
          <text:list>
            <text:list-item>
              <text:p text:style-name="P17">Coarse-grain vs. Fine-grained</text:p>
            </text:list-item>
          </text:list>
        </text:list-item>
      </text:list>
      <text:p text:style-name="P15"/>
      <text:h text:style-name="Heading_20_2" text:outline-level="2">Why is parallel programming important?</text:h>
      <text:list xml:id="list192767301" text:style-name="L4">
        <text:list-item>
          <text:p text:style-name="P19">Parallel programming has matured</text:p>
          <text:list>
            <text:list-item>
              <text:p text:style-name="P19">Standard programming models</text:p>
            </text:list-item>
            <text:list-item>
              <text:p text:style-name="P19">Common machine architectures</text:p>
            </text:list-item>
            <text:list-item>
              <text:p text:style-name="P19">Programmers can focus on computation and sue suitable programming models for implementation</text:p>
            </text:list-item>
          </text:list>
        </text:list-item>
        <text:list-item>
          <text:p text:style-name="P19">Increase protability between models and architectures</text:p>
        </text:list-item>
        <text:list-item>
          <text:p text:style-name="P19">Reasonable hope of portability across platforms</text:p>
        </text:list-item>
        <text:list-item>
          <text:p text:style-name="P19">Issues</text:p>
          <text:list>
            <text:list-item>
              <text:p text:style-name="P19">Performance optimization is still very platform-dependent</text:p>
              <text:list>
                <text:list-item>
                  <text:p text:style-name="P19">meaning: The actual improvement on performance depends on the platform </text:p>
                </text:list-item>
              </text:list>
            </text:list-item>
            <text:list-item>
              <text:p text:style-name="P19">Performance portability is a problem</text:p>
            </text:list-item>
            <text:list-item>
              <text:p text:style-name="P19">Parallel programming methods are still evolving </text:p>
            </text:list-item>
          </text:list>
        </text:list-item>
      </text:list>
      <text:p text:style-name="P18"/>
      <text:h text:style-name="P3" text:outline-level="2"><text:soft-page-break/>Parallel Algorithms </text:h>
      <text:list xml:id="list3586841209" text:style-name="L5">
        <text:list-item>
          <text:p text:style-name="P20">Recipe to solve a problem <text:s/>“in parallel” on multiple processing elements</text:p>
        </text:list-item>
        <text:list-item>
          <text:p text:style-name="P20">Standard steps for constructing a parallel algorithm</text:p>
          <text:list>
            <text:list-item>
              <text:p text:style-name="P20">Identify work that can be performed concurrently</text:p>
            </text:list-item>
            <text:list-item>
              <text:p text:style-name="P20">Partition the concurrent work on separate processors</text:p>
            </text:list-item>
            <text:list-item>
              <text:p text:style-name="P20">Properly manage input, output, and intermediate data</text:p>
            </text:list-item>
            <text:list-item>
              <text:p text:style-name="P20">Coordinate data accesses and work to satisfy dependencies</text:p>
            </text:list-item>
          </text:list>
        </text:list-item>
        <text:list-item>
          <text:p text:style-name="P20">Which are hard to do</text:p>
          <text:list>
            <text:list-item>
              <text:p text:style-name="P20">Hardest, according to professor, is identifying work that can be performed concurrently to begin with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ced4b" officeooo:paragraph-rsid="001ced4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09-27T13:15:34.290395211" text:fixed="true">09/27/21</text:date></text:p>
        <text:p text:style-name="MP2">CS 164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3:15:34.685525170</meta:creation-date>
    <dc:title>Class Notes</dc:title>
    <meta:editing-duration>PT1H2M16S</meta:editing-duration>
    <meta:editing-cycles>19</meta:editing-cycles>
    <meta:generator>LibreOffice/7.2.1.2$Linux_X86_64 LibreOffice_project/20$Build-2</meta:generator>
    <dc:date>2021-09-27T14:18:00.610538514</dc:date>
    <meta:document-statistic meta:table-count="0" meta:image-count="0" meta:object-count="0" meta:page-count="3" meta:paragraph-count="51" meta:word-count="491" meta:character-count="3125" meta:non-whitespace-character-count="2693"/>
    <meta:template xlink:type="simple" xlink:actuate="onRequest" xlink:title="Class Notes" xlink:href="../../../../../../Templates/Class%20Notes.ott" meta:date="2021-09-27T13:15:34.290375362"/>
  </office:meta>
</office:document-meta>
</file>